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d1d9e0"/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5" style:family="paragraph" style:parent-style-name="Text_20_body" style:list-style-name="L3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" style:family="paragraph" style:parent-style-name="Text_20_body" style:list-style-name="L4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Text_20_body" style:list-style-name="L5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Text_20_body" style:list-style-name="L6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9" style:family="paragraph" style:parent-style-name="Text_20_body" style:list-style-name="L7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0" style:family="paragraph" style:parent-style-name="Text_20_body" style:list-style-name="L8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1" style:family="paragraph" style:parent-style-name="Text_20_body" style:list-style-name="L9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practice-exercises--learn-by-doing" text:anchor-type="page" text:anchor-page-number="1" svg:x="-0.2917in" svg:y="0in" svg:width="0.2917in" draw:z-index="0">
        <draw:text-box fo:min-height="0.2917in">
          <text:p text:style-name="P12"/>
        </draw:text-box>
      </draw:frame>
      <text:h text:style-name="P1" text:outline-level="1">Practice Exercises — Learn by Doing</text:h>
      <text:p text:style-name="P2">Use these short exercises to practice. For each: (1) try the initial prompt, (2) look at the "What's wrong" note, (3) try the improved prompt, (4) compare answers and reflect.</text:p>
      <text:p text:style-name="P2">Exercise 1 — Printer problem</text:p>
      <text:list text:style-name="L1">
        <text:list-item>
          <text:p text:style-name="P3">Initial prompt (vague): "My printer won't work. Help."</text:p>
        </text:list-item>
        <text:list-item>
          <text:p text:style-name="P3">What's wrong: No model, no symptoms, no system details.</text:p>
        </text:list-item>
        <text:list-item>
          <text:p text:style-name="P3">Improved prompt: "My HP DeskJet 2620 is not printing. The printer status shows 'paper jam' but I don't see any jammed paper. I'm using Windows 10. Give me 6 clear steps I can try at home without tools."</text:p>
        </text:list-item>
        <text:list-item>
          <text:p text:style-name="P3">Reflection: Did the improved prompt get clearer steps and a checklist?</text:p>
        </text:list-item>
      </text:list>
      <text:p text:style-name="P2">Exercise 2 — Simple recipe for dinner</text:p>
      <text:list text:style-name="L2">
        <text:list-item>
          <text:p text:style-name="P4">Initial prompt: "What's for dinner?"</text:p>
        </text:list-item>
        <text:list-item>
          <text:p text:style-name="P4">What's wrong: Too vague about diet, time, and equipment.</text:p>
        </text:list-item>
        <text:list-item>
          <text:p text:style-name="P4">Improved prompt: "I want a 30‑minute vegetarian dinner for 2 people, no oven (stovetop only), ingredients under $10, using canned beans and rice if possible. Give a simple recipe with steps and a grocery list."</text:p>
        </text:list-item>
        <text:list-item>
          <text:p text:style-name="P4">Reflection: Is the recipe doable with your pantry and time?</text:p>
        </text:list-item>
      </text:list>
      <text:p text:style-name="P2">Exercise 3 — Travel plan</text:p>
      <text:list text:style-name="L3">
        <text:list-item>
          <text:p text:style-name="P5">Initial prompt: "Plan a trip to Seattle."</text:p>
        </text:list-item>
        <text:list-item>
          <text:p text:style-name="P5">What's wrong: No dates, interests, budget, or traveler type.</text:p>
        </text:list-item>
        <text:list-item>
          <text:p text:style-name="P5">Improved prompt: "Create a 3-day Seattle plan for two adults who like coffee, short walks, and museums. Moderate budget, using public transit. Include one dinner recommendation and a 1-day rainy-day backup."</text:p>
        </text:list-item>
        <text:list-item>
          <text:p text:style-name="P5">Reflection: Check how well the plan matches interests and time.</text:p>
        </text:list-item>
      </text:list>
      <text:p text:style-name="P2">Exercise 4 — Health question (use caution)</text:p>
      <text:list text:style-name="L4">
        <text:list-item>
          <text:p text:style-name="P6">Initial prompt: "My back hurts. What should I do?"</text:p>
        </text:list-item>
        <text:list-item>
          <text:p text:style-name="P6"><text:soft-page-break/>What's wrong: Too general; medical advice can be dangerous.</text:p>
        </text:list-item>
        <text:list-item>
          <text:p text:style-name="P6">Improved prompt: "I have mild lower back pain that started after lifting a box yesterday with no numbness or weakness. I'm 45 and generally healthy. What home-care steps can I try, and which warning signs should make me see a doctor?"</text:p>
        </text:list-item>
        <text:list-item>
          <text:p text:style-name="P6">Reflection: Did the AI include safety steps and when to seek a professional?</text:p>
        </text:list-item>
      </text:list>
      <text:p text:style-name="P2">Exercise 5 — Learning a skill</text:p>
      <text:list text:style-name="L5">
        <text:list-item>
          <text:p text:style-name="P7">Initial prompt: "Teach me to use Linux."</text:p>
        </text:list-item>
        <text:list-item>
          <text:p text:style-name="P7">What's wrong: Too broad; Linux is a huge topic.</text:p>
        </text:list-item>
        <text:list-item>
          <text:p text:style-name="P7">Improved prompt: "I have never used Linux. I want to learn basic file navigation and installing software on Ubuntu for simple daily tasks. Create a 5-lesson beginner plan, each lesson 30 minutes with objectives and one hands-on exercise."</text:p>
        </text:list-item>
        <text:list-item>
          <text:p text:style-name="P7">Reflection: Can you try the first lesson now?</text:p>
        </text:list-item>
      </text:list>
      <text:p text:style-name="P2">Exercise 6 — Resume help</text:p>
      <text:list text:style-name="L6">
        <text:list-item>
          <text:p text:style-name="P8">Initial prompt: "Improve my resume."</text:p>
        </text:list-item>
        <text:list-item>
          <text:p text:style-name="P8">What's wrong: No resume content or job target.</text:p>
        </text:list-item>
        <text:list-item>
          <text:p text:style-name="P8">Improved prompt: "I’m applying for an entry-level system administrator job. Here are three bullets from my current resume: [paste]. Rewrite them to be concise with action words and results. Keep total length to one line per job."</text:p>
        </text:list-item>
        <text:list-item>
          <text:p text:style-name="P8">Reflection: Are the rewritten bullets stronger and measurable?</text:p>
        </text:list-item>
      </text:list>
      <text:p text:style-name="P2">Exercise 7 — Debugging an error</text:p>
      <text:list text:style-name="L7">
        <text:list-item>
          <text:p text:style-name="P9">Initial prompt: "My computer gives error code 0x80070057. Fix it."</text:p>
        </text:list-item>
        <text:list-item>
          <text:p text:style-name="P9">What's wrong: No OS or context.</text:p>
        </text:list-item>
        <text:list-item>
          <text:p text:style-name="P9">Improved prompt: "On Windows 10, I get error 0x80070057 when trying to update Windows Update. I haven't changed system files. List 6 safe checks (non-destructive) I can try and how to do them step-by-step."</text:p>
        </text:list-item>
        <text:list-item>
          <text:p text:style-name="P9">Reflection: Try the steps (or get a technician if unsure).</text:p>
        </text:list-item>
      </text:list>
      <text:p text:style-name="P2"><text:soft-page-break/>Exercise 8 — Ask for sources</text:p>
      <text:list text:style-name="L8">
        <text:list-item>
          <text:p text:style-name="P10">Initial prompt: "Is intermittent fasting good?"</text:p>
        </text:list-item>
        <text:list-item>
          <text:p text:style-name="P10">What's wrong: Broad health claim without context or sources.</text:p>
        </text:list-item>
        <text:list-item>
          <text:p text:style-name="P10">Improved prompt: "Summarize research-based pros and cons of intermittent fasting for a generally healthy adult. Provide sources or cite where studies/reviews come from and when to see a doctor."</text:p>
        </text:list-item>
        <text:list-item>
          <text:p text:style-name="P10">Reflection: Check cited sources or ask for links to original studies.</text:p>
        </text:list-item>
      </text:list>
      <text:p text:style-name="P2">Tips while practicing</text:p>
      <text:list text:style-name="L9">
        <text:list-item>
          <text:p text:style-name="P11">After each AI reply, ask "How do you know that?" or "Where did you get that?" to encourage sourcing.</text:p>
        </text:list-item>
        <text:list-item>
          <text:p text:style-name="P11">Rate every AI answer: useful / somewhat useful / not useful. Try to identify missing detail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6:21:28.262508392</meta:creation-date>
    <dc:title>Half inch margin</dc:title>
    <meta:editing-duration>PT1M30S</meta:editing-duration>
    <meta:editing-cycles>2</meta:editing-cycles>
    <meta:generator>LibreOffice/25.2.7.2$Linux_X86_64 LibreOffice_project/520$Build-2</meta:generator>
    <dc:date>2025-12-05T06:22:57.726669545</dc:date>
    <meta:document-statistic meta:table-count="0" meta:image-count="0" meta:object-count="0" meta:page-count="3" meta:paragraph-count="45" meta:word-count="635" meta:character-count="3707" meta:non-whitespace-character-count="3142"/>
    <meta:template xlink:type="simple" xlink:actuate="onRequest" xlink:title="Half inch margin" xlink:href="../../../.config/libreoffice/4/user/template/Half%20inch%20margin.ott" meta:date="2025-12-05T06:21:27.817814450"/>
  </office:meta>
</office:document-meta>
</file>